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4pt" officeooo:rsid="0015dc10" officeooo:paragraph-rsid="001171eb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4pt" officeooo:rsid="0015dc10" officeooo:paragraph-rsid="00238012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4pt" officeooo:rsid="0015dc10" officeooo:paragraph-rsid="0024cff8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officeooo:rsid="0015dc10" officeooo:paragraph-rsid="0025dfac" style:font-size-asian="14pt" style:font-size-complex="14pt"/>
    </style:style>
    <style:style style:name="T1" style:family="text">
      <style:text-properties officeooo:rsid="00238012"/>
    </style:style>
    <style:style style:name="T2" style:family="text">
      <style:text-properties fo:font-weight="bold" officeooo:rsid="00238012" style:font-weight-asian="bold" style:font-weight-complex="bold"/>
    </style:style>
    <style:style style:name="T3" style:family="text">
      <style:text-properties fo:font-weight="bold" officeooo:rsid="0024cff8" style:font-weight-asian="bold" style:font-weight-complex="bold"/>
    </style:style>
    <style:style style:name="T4" style:family="text">
      <style:text-properties fo:font-weight="bold" officeooo:rsid="002557ce" style:font-weight-asian="bold" style:font-weight-complex="bold"/>
    </style:style>
    <style:style style:name="T5" style:family="text">
      <style:text-properties fo:font-weight="bold" officeooo:rsid="0025dfac" style:font-weight-asian="bold" style:font-weight-complex="bold"/>
    </style:style>
    <style:style style:name="T6" style:family="text">
      <style:text-properties fo:font-weight="normal" officeooo:rsid="00238012" style:font-weight-asian="normal" style:font-weight-complex="normal"/>
    </style:style>
    <style:style style:name="T7" style:family="text">
      <style:text-properties fo:font-weight="normal" officeooo:rsid="0024cff8" style:font-weight-asian="normal" style:font-weight-complex="normal"/>
    </style:style>
    <style:style style:name="T8" style:family="text">
      <style:text-properties fo:font-weight="normal" officeooo:rsid="0025dfac" style:font-weight-asian="normal" style:font-weight-complex="normal"/>
    </style:style>
    <style:style style:name="T9" style:family="text">
      <style:text-properties officeooo:rsid="0024cff8"/>
    </style:style>
    <style:style style:name="T10" style:family="text">
      <style:text-properties officeooo:rsid="002557ce"/>
    </style:style>
    <style:style style:name="T11" style:family="text">
      <style:text-properties officeooo:rsid="0025dfac"/>
    </style:style>
    <style:style style:name="T12" style:family="text">
      <style:text-properties officeooo:rsid="0027f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CLIENTE</text:span></text:p>
      <text:p text:style-name="P2">- código → <text:span text:style-name="T1">Será do tipo </text:span><text:span text:style-name="T2">int</text:span><text:span text:style-name="T6">, </text:span><text:span text:style-name="T1">pois recebe valores numéricos relativo </text:span><text:span text:style-name="T11">ao cliente;</text:span></text:p>
      <text:p text:style-name="P4">- nome <text:s/>→ <text:span text:style-name="T11">Poderá ser </text:span><text:span text:style-name="T1">do tipo </text:span><text:span text:style-name="T2">string</text:span><text:span text:style-name="T1"> ou </text:span><text:span text:style-name="T2">vetor de caractere, </text:span><text:span text:style-name="T6">pois um nome é uma cadeia de caracteres que ocupa um dado por memória na posição do vetor. Pode haver caracteres acentuados;</text:span></text:p>
      <text:p text:style-name="P4">- cpf → <text:span text:style-name="T11">Poderá ser</text:span><text:span text:style-name="T1"> tipo </text:span><text:span text:style-name="T2">string</text:span><text:span text:style-name="T1"> ou </text:span><text:span text:style-name="T2">vetor de caractere, </text:span><text:span text:style-name="T6">pois </text:span><text:span text:style-name="T7">o cpf</text:span><text:span text:style-name="T6"> é uma cadeia de caracteres que ocupa um dado por memória na posição do vetor. </text:span><text:span text:style-name="T7">Dependendo do formato a ser programado no código, poderá haver pontos e traços</text:span><text:span text:style-name="T6">;</text:span></text:p>
      <text:p text:style-name="P4">- endere<text:span text:style-name="T9">ç</text:span>o → <text:span text:style-name="T11">Poderá ser</text:span><text:span text:style-name="T1"> do tipo </text:span><text:span text:style-name="T2">string</text:span><text:span text:style-name="T1"> ou </text:span><text:span text:style-name="T2">vetor de caractere, </text:span><text:span text:style-name="T6">pois </text:span><text:span text:style-name="T7">o endereço</text:span><text:span text:style-name="T6"> é uma cadeia de caracteres que ocupa um dado por memória na posição do vetor. </text:span><text:span text:style-name="T7">Dependendo do formato a ser programado no código, poderá haver ponto, traço, barra e carácter especial como o ‘ç’, além de número em sua descrição;</text:span></text:p>
      <text:p text:style-name="P3">- telefone → <text:span text:style-name="T7"><text:s/>Se</text:span><text:span text:style-name="T1"> </text:span><text:span text:style-name="T2">string </text:span><text:span text:style-name="T8">ou</text:span><text:span text:style-name="T2"> vetor de caractere </text:span><text:span text:style-name="T7">poderá haver parênteses e traço na alocação do dado em memória. Agora se </text:span><text:span text:style-name="T5">int</text:span><text:span text:style-name="T7">, serão inseridos apenas números no campo da variável </text:span><text:span text:style-name="T8">do</text:span><text:span text:style-name="T7"> telefone;</text:span></text:p>
      <text:p text:style-name="P3">- e-mail → <text:span text:style-name="T1">Será do tipo </text:span><text:span text:style-name="T2">string</text:span><text:span text:style-name="T1"> ou </text:span><text:span text:style-name="T2">vetor de caractere, </text:span><text:span text:style-name="T6">pois </text:span><text:span text:style-name="T7">o e-mail</text:span><text:span text:style-name="T6"> é uma cadeia de caracteres que ocupa um dado por memória na posição do vetor. </text:span><text:span text:style-name="T7">Poderá haver ponto, traço, barra, número e caracter especial como o ‘@’.</text:span></text:p>
      <text:p text:style-name="P3"><text:line-break/><text:span text:style-name="T9">PRODUTO</text:span></text:p>
      <text:p text:style-name="P3">- código → <text:span text:style-name="T11">Poderá ser</text:span><text:span text:style-name="T1"> do tipo </text:span><text:span text:style-name="T2">int</text:span><text:span text:style-name="T6">, </text:span><text:span text:style-name="T1">pois recebe valores numéricos relativo ao controle dos materia</text:span><text:span text:style-name="T11">i</text:span><text:span text:style-name="T1">s;</text:span></text:p>
      <text:p text:style-name="P3">- descricao → <text:span text:style-name="T11">Poderá ser</text:span><text:span text:style-name="T1"> do tipo </text:span><text:span text:style-name="T2">string</text:span><text:span text:style-name="T1"> ou </text:span><text:span text:style-name="T2">vetor de caractere, </text:span><text:span text:style-name="T6">pois </text:span><text:span text:style-name="T7">a descrição receberá texto livre, e</text:span><text:span text:style-name="T6"> é uma cadeia de caracteres que ocupa um dado por memória na posição do vetor. </text:span><text:span text:style-name="T7">Poderá haver ponto, traço, barra, número e caracter especial como o ‘@’;</text:span></text:p>
      <text:p text:style-name="P4">- valor de custo → <text:span text:style-name="T11">Poderá ser</text:span><text:span text:style-name="T1"> do tipo </text:span><text:span text:style-name="T3">float, </text:span><text:span text:style-name="T7">pois serão atribuídos valores inteiros e/ou pontos flutuantes (decimais);</text:span></text:p>
      <text:p text:style-name="P4">- valor de venda → <text:span text:style-name="T11">Poderá ser </text:span><text:span text:style-name="T1">do tipo </text:span><text:span text:style-name="T3">float, </text:span><text:span text:style-name="T7">pois serão atribuídos valores inteiros e/ou pontos flutuantes (decimais);</text:span></text:p>
      <text:p text:style-name="P3">- quantidade em estoque → <text:span text:style-name="T10">Será do tipo </text:span><text:span text:style-name="T4">int</text:span><text:span text:style-name="T10">, pois mensurará a quantidade de produtos em contagem inteira, não havendo possibilidade de haver </text:span><text:span text:style-name="T12">um</text:span><text:span text:style-name="T10"> produto e meio, por exempl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0:10:21.322000000</meta:creation-date>
    <meta:generator>LibreOffice/7.1.5.2$Windows_X86_64 LibreOffice_project/85f04e9f809797b8199d13c421bd8a2b025d52b5</meta:generator>
    <dc:date>2022-08-12T19:26:04.742000000</dc:date>
    <meta:editing-duration>PT3H9S</meta:editing-duration>
    <meta:editing-cycles>12</meta:editing-cycles>
    <meta:document-statistic meta:table-count="0" meta:image-count="0" meta:object-count="0" meta:page-count="1" meta:paragraph-count="13" meta:word-count="351" meta:character-count="1969" meta:non-whitespace-character-count="1628"/>
  </office:meta>
</office:document-meta>
</file>